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59895833333333cm" style:use-optimal-column-width="true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17.78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ai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lu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0' Dry Standard</text:p>
          </table:table-cell>
          <table:table-cell office:value-type="string" table:style-name="ce1">
            <text:p>20_dry_standard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0' Dry Standard</text:p>
          </table:table-cell>
          <table:table-cell office:value-type="string" table:style-name="ce1">
            <text:p>40_dry_standard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40' Dry High</text:p>
          </table:table-cell>
          <table:table-cell office:value-type="string" table:style-name="ce1">
            <text:p>40_dry_high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45' Dry High</text:p>
          </table:table-cell>
          <table:table-cell office:value-type="string" table:style-name="ce1">
            <text:p>45_dry_high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0' Reefer Standard</text:p>
          </table:table-cell>
          <table:table-cell office:value-type="string" table:style-name="ce1">
            <text:p>20_reefer_standard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40' Reefer High</text:p>
          </table:table-cell>
          <table:table-cell office:value-type="string" table:style-name="ce1">
            <text:p>40_reefer_high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0' Open Top</text:p>
          </table:table-cell>
          <table:table-cell office:value-type="string" table:style-name="ce1">
            <text:p>20_open_top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40' Open Top</text:p>
          </table:table-cell>
          <table:table-cell office:value-type="string" table:style-name="ce1">
            <text:p>40_open_top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40' Open Top High</text:p>
          </table:table-cell>
          <table:table-cell office:value-type="string" table:style-name="ce1">
            <text:p>40_open_top_high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40' Flat Standard</text:p>
          </table:table-cell>
          <table:table-cell office:value-type="string" table:style-name="ce1">
            <text:p>40_flat_standard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0' Flat High</text:p>
          </table:table-cell>
          <table:table-cell office:value-type="string" table:style-name="ce1">
            <text:p>40_flat_high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20' Flat</text:p>
          </table:table-cell>
          <table:table-cell office:value-type="string" table:style-name="ce1">
            <text:p>20_flat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20' Tank</text:p>
          </table:table-cell>
          <table:table-cell office:value-type="string" table:style-name="ce1">
            <text:p>20_tank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40' Tank</text:p>
          </table:table-cell>
          <table:table-cell office:value-type="string" table:style-name="ce1">
            <text:p>40_tank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330</meta:generator>
    <meta:initial-creator>nhtamim</meta:initial-creator>
    <dc:creator>nhtamim</dc:creator>
    <meta:creation-date>2022-08-07T19:01:16Z</meta:creation-date>
    <dc:date>2022-08-08T17:14:15Z</dc:date>
  </office:meta>
</office:document-meta>
</file>